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58251" officeooo:paragraph-rsid="00058251"/>
    </style:style>
    <style:style style:name="P3" style:family="paragraph" style:parent-style-name="Preformatted_20_Text">
      <style:text-properties officeooo:rsid="000ec4b9" officeooo:paragraph-rsid="0007dedf" fo:background-color="#ffff00"/>
    </style:style>
    <style:style style:name="P4" style:family="paragraph" style:parent-style-name="Standard">
      <style:text-properties style:text-underline-style="solid" style:text-underline-width="auto" style:text-underline-color="font-color" officeooo:rsid="0007dedf" officeooo:paragraph-rsid="0007dedf"/>
    </style:style>
    <style:style style:name="T1" style:family="text">
      <style:text-properties officeooo:rsid="00058251"/>
    </style:style>
    <style:style style:name="T2" style:family="text">
      <style:text-properties style:text-underline-style="solid" style:text-underline-width="auto" style:text-underline-color="font-color" officeooo:rsid="00058251"/>
    </style:style>
    <style:style style:name="T3" style:family="text">
      <style:text-properties officeooo:rsid="000ec4b9" fo:background-color="#ffff00" loext:char-shading-value="0"/>
    </style:style>
    <style:style style:name="T4" style:family="text">
      <style:text-properties officeooo:rsid="0007dedf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/><text:span text:style-name="T1">Study Resources:</text:span></text:p>
      <text:p text:style-name="Standard"/>
      <text:p text:style-name="Standard"/>
      <text:p text:style-name="Standard"><text:s/><text:span text:style-name="T2">C Programming :</text:span></text:p>
      <text:p text:style-name="Standard"><text:s/><text:tab/><text:span text:style-name="T1">Theoretical Resources:</text:span></text:p>
      <text:p text:style-name="Standard"><text:s/><text:tab/><text:span text:style-name="T1">Head First with C</text:span></text:p>
      <text:p text:style-name="Standard"><text:s/><text:tab/><text:span text:style-name="T1">Introduction to C with Dennis Ritchie </text:span></text:p>
      <text:p text:style-name="Standard"><text:tab/></text:p>
      <text:p text:style-name="Standard"><text:tab/><text:span text:style-name="T1">Practice:</text:span></text:p>
      <text:p text:style-name="Standard"><text:tab/><text:span text:style-name="T1">Hackerrank</text:span></text:p>
      <text:p text:style-name="Standard"><text:tab/><text:span text:style-name="T1">Hackerearth</text:span></text:p>
      <text:p text:style-name="Standard"><text:tab/><text:span text:style-name="T1">SPOJ</text:span></text:p>
      <text:p text:style-name="Standard"><text:tab/><text:span text:style-name="T1">ProjectEuler</text:span></text:p>
      <text:p text:style-name="Standard"><text:tab/><text:span text:style-name="T1">My Code School</text:span></text:p>
      <text:p text:style-name="Standard"/>
      <text:p text:style-name="Standard"/>
      <text:p text:style-name="Standard"/>
      <text:p text:style-name="Standard"><text:s/><text:span text:style-name="T1">Data Structures in C:</text:span></text:p>
      <text:p text:style-name="Standard"><text:tab/><text:span text:style-name="T1">Mycode school</text:span></text:p>
      <text:p text:style-name="Standard"/>
      <text:p text:style-name="Standard"><text:s/><text:span text:style-name="T1">Introduction to Algorithms:</text:span></text:p>
      <text:p text:style-name="Standard"/>
      <text:p text:style-name="Standard"/>
      <text:p text:style-name="Standard"/>
      <text:p text:style-name="Standard"/>
      <text:p text:style-name="P4">Scripting Languages:</text:p>
      <text:p text:style-name="Standard"><text:s/></text:p>
      <text:p text:style-name="Standard"><text:s/><text:span text:style-name="T1">Javascript:</text:span></text:p>
      <text:p text:style-name="Standard"><text:tab/><text:span text:style-name="T1">W3 Schools</text:span></text:p>
      <text:p text:style-name="Standard"><text:tab/> <text:span text:style-name="T1">Lynda </text:span></text:p>
      <text:p text:style-name="Standard"><text:tab/><text:span text:style-name="T1">Head First with Javascript</text:span></text:p>
      <text:p text:style-name="Standard"/>
      <text:p text:style-name="P2"><text:s text:c="2"/></text:p>
      <text:p text:style-name="P2"><text:s text:c="2"/>Python:</text:p>
      <text:p text:style-name="Standard"/>
      <text:p text:style-name="Standard"><text:tab/><text:span text:style-name="T1">Head First with Python</text:span></text:p>
      <text:p text:style-name="Standard"/>
      <text:p text:style-name="P3">Linux fundamentals, driver writing, shell</text:p>
      <text:p text:style-name="P3"/>
      <text:p text:style-name="Preformatted_20_Text"><text:span text:style-name="T4">M</text:span><text:span text:style-name="T3">icroprocessor fundamentals - interrupt processing, registers, assembly code,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3:38:06.808213907</meta:creation-date>
    <dc:date>2017-07-03T15:20:58.048068641</dc:date>
    <meta:editing-duration>PT6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63" meta:character-count="483" meta:non-whitespace-character-count="412"/>
  </office:meta>
</office:document-meta>
</file>